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971cm"/>
    </style:style>
    <style:style style:name="gr2" style:family="graphic" style:parent-style-name="standard">
      <style:graphic-properties draw:textarea-horizontal-align="justify" draw:textarea-vertical-align="middle" draw:auto-grow-height="false" fo:min-height="1.217cm" fo:min-width="7.818cm"/>
    </style:style>
    <style:style style:name="gr3" style:family="graphic" style:parent-style-name="standard">
      <style:graphic-properties draw:textarea-horizontal-align="justify" draw:textarea-vertical-align="middle" draw:auto-grow-height="false" fo:min-height="1.64cm" fo:min-width="4.726cm"/>
    </style:style>
    <style:style style:name="gr4" style:family="graphic" style:parent-style-name="standard">
      <style:graphic-properties draw:textarea-horizontal-align="justify" draw:textarea-vertical-align="middle" draw:auto-grow-height="false" fo:min-height="0.326cm" fo:min-width="0.165cm"/>
    </style:style>
    <style:style style:name="gr5" style:family="graphic" style:parent-style-name="standard">
      <style:graphic-properties draw:textarea-horizontal-align="justify" draw:textarea-vertical-align="middle" draw:auto-grow-height="false" fo:min-height="0.624cm" fo:min-width="0.667cm"/>
    </style:style>
    <style:style style:name="gr6" style:family="graphic" style:parent-style-name="standard">
      <style:graphic-properties draw:textarea-horizontal-align="justify" draw:textarea-vertical-align="middle" draw:auto-grow-height="false" fo:min-height="0.726cm" fo:min-width="2.965cm"/>
    </style:style>
    <style:style style:name="gr7" style:family="graphic" style:parent-style-name="standard">
      <style:graphic-properties draw:textarea-horizontal-align="justify" draw:textarea-vertical-align="middle" draw:auto-grow-height="false" fo:min-height="0.324cm" fo:min-width="0.166cm"/>
    </style:style>
    <style:style style:name="gr8" style:family="graphic" style:parent-style-name="standard">
      <style:graphic-properties draw:textarea-horizontal-align="justify" draw:textarea-vertical-align="middle" draw:auto-grow-height="false" fo:min-height="1.125cm" fo:min-width="4.373cm"/>
    </style:style>
    <style:style style:name="gr9" style:family="graphic" style:parent-style-name="standard">
      <style:graphic-properties draw:textarea-horizontal-align="justify" draw:textarea-vertical-align="middle" draw:auto-grow-height="false" fo:min-height="0.325cm" fo:min-width="0.167cm"/>
    </style:style>
    <style:style style:name="gr10" style:family="graphic" style:parent-style-name="standard">
      <style:graphic-properties draw:fill-color="#72bf44" draw:textarea-horizontal-align="justify" draw:textarea-vertical-align="middle" draw:auto-grow-height="false" fo:min-height="0.832cm" fo:min-width="2.33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981cm" fo:min-width="3.854cm"/>
    </style:style>
    <style:style style:name="gr14" style:family="graphic" style:parent-style-name="standard">
      <style:graphic-properties draw:textarea-horizontal-align="justify" draw:textarea-vertical-align="middle" draw:auto-grow-height="false" fo:min-height="0.325cm" fo:min-width="0.165cm"/>
    </style:style>
    <style:style style:name="gr15" style:family="graphic" style:parent-style-name="standard">
      <style:graphic-properties draw:textarea-horizontal-align="justify" draw:textarea-vertical-align="middle" draw:auto-grow-height="false" fo:min-height="0.307cm" fo:min-width="0.165cm"/>
    </style:style>
    <style:style style:name="gr16" style:family="graphic" style:parent-style-name="standard">
      <style:graphic-properties draw:textarea-horizontal-align="justify" draw:textarea-vertical-align="middle" draw:auto-grow-height="false" fo:min-height="0.372cm" fo:min-width="0.166cm"/>
    </style:style>
    <style:style style:name="gr17" style:family="graphic" style:parent-style-name="standard">
      <style:graphic-properties draw:fill-color="#72bf44" draw:textarea-horizontal-align="justify" draw:textarea-vertical-align="middle" draw:auto-grow-height="false" fo:min-height="0.833cm" fo:min-width="2.335cm"/>
    </style:style>
    <style:style style:name="gr1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9" style:family="graphic" style:parent-style-name="standard">
      <style:graphic-properties draw:fill-color="#fff685" draw:textarea-horizontal-align="justify" draw:textarea-vertical-align="middle" draw:auto-grow-height="false" fo:min-height="10.838cm" fo:min-width="10.541cm"/>
    </style:style>
    <style:style style:name="gr20" style:family="graphic" style:parent-style-name="standard">
      <style:graphic-properties draw:textarea-horizontal-align="justify" draw:textarea-vertical-align="middle" draw:auto-grow-height="false" fo:min-height="1.718cm" fo:min-width="4.402cm"/>
    </style:style>
    <style:style style:name="gr21" style:family="graphic" style:parent-style-name="standard">
      <style:graphic-properties draw:textarea-horizontal-align="justify" draw:textarea-vertical-align="middle" draw:auto-grow-height="false" fo:min-height="1.05cm" fo:min-width="0.2cm"/>
    </style:style>
    <style:style style:name="gr22" style:family="graphic" style:parent-style-name="standard">
      <style:graphic-properties draw:textarea-horizontal-align="justify" draw:textarea-vertical-align="middle" draw:auto-grow-height="false" fo:min-height="0.641cm" fo:min-width="0.722cm"/>
    </style:style>
    <style:style style:name="gr23" style:family="graphic" style:parent-style-name="standard">
      <style:graphic-properties draw:fill-color="#e0efd4" draw:textarea-horizontal-align="justify" draw:textarea-vertical-align="middle" draw:auto-grow-height="false" fo:min-height="1.572cm" fo:min-width="7.7cm"/>
    </style:style>
    <style:style style:name="gr24" style:family="graphic" style:parent-style-name="standard">
      <style:graphic-properties draw:textarea-horizontal-align="justify" draw:textarea-vertical-align="middle" draw:auto-grow-height="false" fo:min-height="0.928cm" fo:min-width="1.948cm"/>
    </style:style>
    <style:style style:name="gr25" style:family="graphic" style:parent-style-name="standard">
      <style:graphic-properties draw:textarea-horizontal-align="justify" draw:textarea-vertical-align="middle" draw:auto-grow-height="false" fo:min-height="0.373cm" fo:min-width="0.165cm"/>
    </style:style>
    <style:style style:name="gr26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27" style:family="graphic" style:parent-style-name="standard">
      <style:graphic-properties draw:fill-color="#87d1d1" draw:textarea-horizontal-align="justify" draw:textarea-vertical-align="middle" draw:auto-grow-height="false" fo:min-height="2.711cm" fo:min-width="2.517cm"/>
    </style:style>
    <style:style style:name="gr28" style:family="graphic" style:parent-style-name="standard">
      <style:graphic-properties draw:textarea-horizontal-align="justify" draw:textarea-vertical-align="middle" draw:auto-grow-height="false" fo:min-height="1.349cm" fo:min-width="9.7cm"/>
    </style:style>
    <style:style style:name="gr29" style:family="graphic" style:parent-style-name="standard">
      <style:graphic-properties draw:textarea-horizontal-align="justify" draw:textarea-vertical-align="middle" draw:auto-grow-height="false" fo:min-height="1.272cm" fo:min-width="3.55cm"/>
    </style:style>
    <style:style style:name="gr30" style:family="graphic" style:parent-style-name="standard">
      <style:graphic-properties draw:textarea-horizontal-align="justify" draw:textarea-vertical-align="middle" draw:auto-grow-height="false" fo:min-height="0.373cm" fo:min-width="0.167cm"/>
    </style:style>
    <style:style style:name="gr31" style:family="graphic" style:parent-style-name="standard">
      <style:graphic-properties draw:textarea-horizontal-align="justify" draw:textarea-vertical-align="middle" draw:auto-grow-height="false" fo:min-height="1.685cm" fo:min-width="7.9cm"/>
    </style:style>
    <style:style style:name="gr32" style:family="graphic" style:parent-style-name="standard">
      <style:graphic-properties draw:textarea-horizontal-align="justify" draw:textarea-vertical-align="middle" draw:auto-grow-height="false" fo:min-height="0.625cm" fo:min-width="0.667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685"/>
      <style:paragraph-properties fo:text-align="center"/>
    </style:style>
    <style:style style:name="P6" style:family="paragraph">
      <loext:graphic-properties draw:fill-color="#e0efd4"/>
      <style:paragraph-properties fo:text-align="center"/>
    </style:style>
    <style:style style:name="P7" style:family="paragraph">
      <loext:graphic-properties draw:fill-color="#87d1d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cm" svg:height="6.221cm" svg:x="1cm" svg:y="1cm">
          <draw:text-box>
            <text:p>1,- Chequear si en alguna hora hay un solo usuario.</text:p>
            <text:p><text:tab/>-Si un usuario va solo ==&gt; Conduce</text:p>
            <text:p><text:tab/>-Si un usuario conduce a la ida, conduce a la salida</text:p>
            <text:p/>
            <text:p>Una vez chequeada la semana y no hay o no quedan usuarios solos en una hora. Se comienza en orden día y hora a chequear las horas en las que hubiera mas de un usuario.</text:p>
            <text:p/>
            <text:p>El algoritmo podría ser el siguiente:</text:p>
            <text:p/>
          </draw:text-box>
        </draw:frame>
      </draw:page>
      <draw:page draw:name="page2" draw:style-name="dp1" draw:master-page-name="Predeterminado">
        <draw:custom-shape draw:style-name="gr2" draw:text-style-name="P2" xml:id="id1" draw:id="id1" draw:layer="layout" svg:width="8.318cm" svg:height="1.467cm" svg:x="9.3cm" svg:y="1.3cm">
          <text:p text:style-name="P2">Mas de un usuario por hor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10.451cm" svg:height="3.78cm" svg:x="8.349cm" svg:y="4.82cm">
          <text:p text:style-name="P2">¿Todos los </text:p>
          <text:p text:style-name="P2">usuarios de la hora han conducido </text:p>
          <text:p text:style-name="P2">el mismo n.º de veces?a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2" xml:id="id4" draw:id="id4" draw:layer="layout" svg:width="0.665cm" svg:height="0.576cm" svg:x="13.102cm" svg:y="9.825cm">
          <text:p text:style-name="P2">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" draw:id="id3" draw:layer="layout" svg:width="1.167cm" svg:height="0.874cm" svg:x="19.433cm" svg:y="6.326cm">
          <text:p text:style-name="P2">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9" draw:id="id9" draw:layer="layout" svg:width="6.927cm" svg:height="1.952cm" svg:x="28.089cm" svg:y="17.388cm">
          <text:p text:style-name="P2">¿Queda mas de un usuario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7" draw:text-style-name="P2" xml:id="id6" draw:id="id6" draw:layer="layout" svg:width="0.666cm" svg:height="0.574cm" svg:x="31.13cm" svg:y="10.193cm">
          <text:p text:style-name="P2">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7" draw:id="id7" draw:layer="layout" svg:width="9.745cm" svg:height="2.747cm" svg:x="26.619cm" svg:y="11.517cm">
          <text:p text:style-name="P2">¿Alguno de los</text:p>
          <text:p text:style-name="P2"><text:s/>usuarios que han conducido menos </text:p>
          <text:p text:style-name="P2">veces, no tiene coche</text:p>
          <text:p text:style-name="P2"><text:s/>ni a la entrada ni </text:p>
          <text:p text:style-name="P2">a la salida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9" draw:text-style-name="P2" xml:id="id8" draw:id="id8" draw:layer="layout" svg:width="0.667cm" svg:height="0.575cm" svg:x="31.173cm" svg:y="15.569cm">
          <text:p text:style-name="P2">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21" draw:id="id21" draw:layer="layout" svg:width="2.951cm" svg:height="1.198cm" svg:x="37.789cm" svg:y="17.716cm">
          <text:p text:style-name="P2">Conduc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xml:id="id11" draw:id="id11" draw:layer="layout" draw:type="line" svg:x1="13.459cm" svg:y1="2.767cm" svg:x2="13.459cm" svg:y2="2.767cm" draw:start-shape="id1" draw:start-glue-point="2" draw:end-shape="id1" draw:end-glue-point="2" svg:d="M13459 2767z" svg:viewBox="0 0 1 1">
          <text:p/>
        </draw:connector>
        <draw:connector draw:style-name="gr12" draw:text-style-name="P4" draw:layer="layout" draw:type="line" svg:x1="18.8cm" svg:y1="6.71cm" svg:x2="19.433cm" svg:y2="6.763cm" draw:start-shape="id2" draw:start-glue-point="7" draw:end-shape="id3" draw:end-glue-point="3" svg:d="M18800 6710l633 53" svg:viewBox="0 0 634 54">
          <text:p/>
        </draw:connector>
        <draw:connector draw:style-name="gr12" draw:text-style-name="P4" draw:layer="layout" draw:type="line" svg:x1="13.575cm" svg:y1="8.6cm" svg:x2="13.434cm" svg:y2="9.825cm" draw:start-shape="id2" draw:start-glue-point="6" draw:end-shape="id4" draw:end-glue-point="0" svg:d="M13575 8600l-141 1225" svg:viewBox="0 0 142 1226">
          <text:p/>
        </draw:connector>
        <draw:custom-shape draw:style-name="gr13" draw:text-style-name="P2" xml:id="id5" draw:id="id5" draw:layer="layout" svg:width="8.707cm" svg:height="2.461cm" svg:x="27.169cm" svg:y="7.066cm">
          <text:p text:style-name="P2">¿Hay un único</text:p>
          <text:p text:style-name="P2"><text:s/>usuario que ha conducido un </text:p>
          <text:p text:style-name="P2">menor n.º de veces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4" draw:text-style-name="P2" xml:id="id18" draw:id="id18" draw:layer="layout" svg:width="0.665cm" svg:height="0.575cm" svg:x="36.885cm" svg:y="8.067cm">
          <text:p text:style-name="P2">S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4" draw:layer="layout" draw:type="line" svg:x1="31.523cm" svg:y1="9.527cm" svg:x2="31.463cm" svg:y2="10.193cm" draw:start-shape="id5" draw:start-glue-point="6" draw:end-shape="id6" draw:end-glue-point="0" svg:d="M31523 9527l-60 666" svg:viewBox="0 0 61 667">
          <text:p/>
        </draw:connector>
        <draw:connector draw:style-name="gr12" draw:text-style-name="P4" draw:layer="layout" draw:type="line" svg:x1="31.492cm" svg:y1="14.264cm" svg:x2="31.506cm" svg:y2="15.569cm" draw:start-shape="id7" draw:start-glue-point="6" draw:end-shape="id8" draw:end-glue-point="0" svg:d="M31492 14264l14 1305" svg:viewBox="0 0 15 1306">
          <text:p/>
        </draw:connector>
        <draw:custom-shape draw:style-name="gr15" draw:text-style-name="P2" xml:id="id20" draw:id="id20" draw:layer="layout" svg:width="0.665cm" svg:height="0.557cm" svg:x="35.921cm" svg:y="18.052cm">
          <text:p text:style-name="P2">N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draw:type="line" svg:x1="31.506cm" svg:y1="16.144cm" svg:x2="31.552cm" svg:y2="17.388cm" draw:start-shape="id8" draw:start-glue-point="2" draw:end-shape="id9" draw:end-glue-point="4" svg:d="M31506 16144l46 1244" svg:viewBox="0 0 47 1245">
          <text:p/>
        </draw:connector>
        <draw:custom-shape draw:style-name="gr7" draw:text-style-name="P2" xml:id="id12" draw:id="id12" draw:layer="layout" svg:width="0.666cm" svg:height="0.574cm" svg:x="25.495cm" svg:y="12.497cm">
          <text:p text:style-name="P2">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xml:id="id10" draw:id="id10" draw:layer="layout" svg:width="0.666cm" svg:height="0.622cm" svg:x="25.613cm" svg:y="18.095cm">
          <text:p text:style-name="P2">S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draw:type="line" svg:x1="31.463cm" svg:y1="10.767cm" svg:x2="31.492cm" svg:y2="11.517cm" draw:start-shape="id6" draw:start-glue-point="2" draw:end-shape="id7" draw:end-glue-point="4" svg:d="M31463 10767l29 750" svg:viewBox="0 0 30 751">
          <text:p/>
        </draw:connector>
        <draw:custom-shape draw:style-name="gr17" draw:text-style-name="P3" xml:id="id19" draw:id="id19" draw:layer="layout" svg:width="2.951cm" svg:height="1.199cm" svg:x="39.049cm" svg:y="7.878cm">
          <text:p text:style-name="P2">Conduc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draw:type="line" svg:x1="28.089cm" svg:y1="18.364cm" svg:x2="26.279cm" svg:y2="18.406cm" draw:start-shape="id9" draw:start-glue-point="5" draw:end-shape="id10" draw:end-glue-point="1" svg:d="M28089 18364l-1810 42" svg:viewBox="0 0 1811 43">
          <text:p/>
        </draw:connector>
        <draw:connector draw:style-name="gr18" draw:text-style-name="P4" draw:layer="layout" svg:x1="20.6cm" svg:y1="6.763cm" svg:x2="31.523cm" svg:y2="7.066cm" draw:start-shape="id3" draw:start-glue-point="1" draw:end-shape="id5" draw:end-glue-point="4" svg:d="M20600 6763h3284v-199h7639v502" svg:viewBox="0 0 10924 503">
          <text:p/>
        </draw:connector>
        <draw:connector draw:style-name="gr11" draw:text-style-name="P4" draw:layer="layout" svg:x1="13.459cm" svg:y1="2.767cm" svg:x2="13.575cm" svg:y2="4.82cm" draw:start-shape="id11" draw:start-glue-point="0" draw:end-shape="id2" draw:end-glue-point="4" svg:d="M13459 2767v1027h116v1026" svg:viewBox="0 0 117 2054">
          <text:p/>
        </draw:connector>
        <draw:custom-shape draw:style-name="gr19" draw:text-style-name="P5" draw:layer="layout" svg:width="12.235cm" svg:height="12.282cm" svg:x="11.365cm" svg:y="11.273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line-skew="0.416cm" svg:x1="25.495cm" svg:y1="12.784cm" svg:x2="17.1cm" svg:y2="12.973cm" draw:start-shape="id12" draw:start-glue-point="3" draw:end-shape="id13" draw:end-glue-point="0" svg:d="M25495 12784h-1241v-313h-7154v502" svg:viewBox="0 0 8396 503">
          <text:p/>
        </draw:connector>
        <draw:connector draw:style-name="gr11" draw:text-style-name="P4" draw:layer="layout" draw:line-skew="0.347cm" svg:x1="25.613cm" svg:y1="18.406cm" svg:x2="17.1cm" svg:y2="12.973cm" draw:start-shape="id10" draw:start-glue-point="3" draw:end-shape="id13" draw:end-glue-point="0" svg:d="M25613 18406h-1359v-5935h-7154v502" svg:viewBox="0 0 8514 5936">
          <text:p/>
        </draw:connector>
        <draw:custom-shape draw:style-name="gr20" draw:text-style-name="P2" xml:id="id14" draw:id="id14" draw:layer="layout" svg:width="9.802cm" svg:height="3.936cm" svg:x="12.5cm" svg:y="24.6cm">
          <text:p text:style-name="P2">¿En la ultima </text:p>
          <text:p text:style-name="P2">pasada, ha disminuido </text:p>
          <text:p text:style-name="P2">el n.º de horas por </text:p>
          <text:p text:style-name="P2">asignar 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1" draw:text-style-name="P2" xml:id="id15" draw:id="id15" draw:layer="layout" svg:width="0.7cm" svg:height="1.3cm" svg:x="10.7cm" svg:y="25.8cm">
          <text:p text:style-name="P2">S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4" draw:layer="layout" svg:x1="12.5cm" svg:y1="26.568cm" svg:x2="11.4cm" svg:y2="26.45cm" draw:start-shape="id14" draw:start-glue-point="5" draw:end-shape="id15" draw:end-glue-point="1" svg:d="M12500 26568h-550v-118h-550" svg:viewBox="0 0 1101 119">
          <text:p/>
        </draw:connector>
        <draw:custom-shape draw:style-name="gr22" draw:text-style-name="P2" xml:id="id16" draw:id="id16" draw:layer="layout" svg:width="1.222cm" svg:height="0.891cm" svg:x="26.9cm" svg:y="26.036cm">
          <text:p text:style-name="P2">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xml:id="id17" draw:id="id17" draw:layer="layout" svg:width="8.2cm" svg:height="1.822cm" svg:x="30.122cm" svg:y="25.478cm">
          <text:p text:style-name="P2">Se elige un conductor al aza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svg:x1="28.122cm" svg:y1="26.481cm" svg:x2="30.122cm" svg:y2="26.389cm" draw:start-shape="id16" draw:start-glue-point="1" draw:end-shape="id17" draw:end-glue-point="3" svg:d="M28122 26481h1000v-92h1000" svg:viewBox="0 0 2001 93">
          <text:p/>
        </draw:connector>
        <draw:connector draw:style-name="gr11" draw:text-style-name="P4" draw:layer="layout" svg:x1="37.55cm" svg:y1="8.354cm" svg:x2="39.049cm" svg:y2="8.477cm" draw:start-shape="id18" draw:start-glue-point="1" draw:end-shape="id19" svg:d="M37550 8354h749v123h750" svg:viewBox="0 0 1500 124">
          <text:p/>
        </draw:connector>
        <draw:connector draw:style-name="gr11" draw:text-style-name="P4" draw:layer="layout" svg:x1="36.586cm" svg:y1="18.33cm" svg:x2="37.789cm" svg:y2="18.315cm" draw:start-shape="id20" draw:start-glue-point="1" draw:end-shape="id21" svg:d="M36586 18330h625v-15h578" svg:viewBox="0 0 1204 16">
          <text:p/>
        </draw:connector>
        <draw:custom-shape draw:style-name="gr24" draw:text-style-name="P2" xml:id="id22" draw:id="id22" draw:layer="layout" svg:width="4.894cm" svg:height="2.356cm" svg:x="3.439cm" svg:y="18.078cm">
          <text:p text:style-name="P2">¿El n.º de horas por </text:p>
          <text:p text:style-name="P2">Asignar = 0 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2" draw:text-style-name="P4" draw:layer="layout" svg:x1="35.876cm" svg:y1="8.297cm" svg:x2="36.767cm" svg:y2="8.338cm" draw:start-shape="id5" draw:start-glue-point="7" svg:d="M35876 8297h696v41h195" svg:viewBox="0 0 892 42">
          <text:p/>
        </draw:connector>
        <draw:connector draw:style-name="gr12" draw:text-style-name="P4" draw:layer="layout" svg:x1="22.302cm" svg:y1="26.568cm" svg:x2="26.9cm" svg:y2="26.481cm" draw:start-shape="id14" draw:start-glue-point="7" draw:end-shape="id16" draw:end-glue-point="3" svg:d="M22302 26568h2300v-87h2298" svg:viewBox="0 0 4599 88">
          <text:p/>
        </draw:connector>
        <draw:custom-shape draw:style-name="gr25" draw:text-style-name="P2" xml:id="id24" draw:id="id24" draw:layer="layout" svg:width="0.665cm" svg:height="0.623cm" svg:x="5.59cm" svg:y="21.443cm">
          <text:p text:style-name="P2">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23" draw:id="id23" draw:layer="layout" svg:width="0.667cm" svg:height="0.575cm" svg:x="1.436cm" svg:y="18.92cm">
          <text:p text:style-name="P2">N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svg:x1="10.7cm" svg:y1="26.45cm" svg:x2="5.886cm" svg:y2="18.078cm" draw:start-shape="id15" draw:start-glue-point="3" draw:end-shape="id22" draw:end-glue-point="4" svg:d="M10700 26450h-1044v-8873h-3770v501" svg:viewBox="0 0 4815 8874">
          <text:p/>
        </draw:connector>
        <draw:connector draw:style-name="gr26" draw:text-style-name="P4" draw:layer="layout" svg:x1="3.439cm" svg:y1="19.256cm" svg:x2="2.103cm" svg:y2="19.207cm" draw:start-shape="id22" draw:start-glue-point="5" draw:end-shape="id23" draw:end-glue-point="1" svg:d="M3439 19256h-852v-49h-484" svg:viewBox="0 0 1337 50">
          <text:p text:style-name="P2">a</text:p>
        </draw:connector>
        <draw:connector draw:style-name="gr11" draw:text-style-name="P4" draw:layer="layout" svg:x1="1.436cm" svg:y1="19.207cm" svg:x2="8.349cm" svg:y2="6.71cm" draw:start-shape="id23" draw:start-glue-point="3" draw:end-shape="id2" draw:end-glue-point="5" svg:d="M1436 19207h-521v-12497h7434" svg:viewBox="0 0 7435 12498">
          <text:p/>
        </draw:connector>
        <draw:custom-shape draw:style-name="gr27" draw:text-style-name="P7" xml:id="id25" draw:id="id25" draw:layer="layout" svg:width="3.337cm" svg:height="3.281cm" svg:x="4.329cm" svg:y="25.819cm">
          <text:p text:style-name="P2">Finaliza el </text:p>
          <text:p text:style-name="P2">programa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svg:x1="5.886cm" svg:y1="20.434cm" svg:x2="5.922cm" svg:y2="21.443cm" draw:start-shape="id22" draw:start-glue-point="6" draw:end-shape="id24" draw:end-glue-point="0" svg:d="M5886 20434v505h36v504" svg:viewBox="0 0 37 1010">
          <text:p/>
        </draw:connector>
        <draw:connector draw:style-name="gr11" draw:text-style-name="P4" draw:layer="layout" svg:x1="5.922cm" svg:y1="22.066cm" svg:x2="5.997cm" svg:y2="25.819cm" draw:start-shape="id24" draw:start-glue-point="2" draw:end-shape="id25" draw:end-glue-point="0" svg:d="M5922 22066v1876h75v1877" svg:viewBox="0 0 76 3754">
          <text:p/>
        </draw:connector>
        <draw:connector draw:style-name="gr12" draw:text-style-name="P4" draw:layer="layout" svg:x1="35.016cm" svg:y1="18.364cm" svg:x2="35.921cm" svg:y2="18.33cm" draw:start-shape="id9" draw:start-glue-point="7" draw:end-shape="id20" draw:end-glue-point="3" svg:d="M35016 18364h713v-34h192" svg:viewBox="0 0 906 35">
          <text:p/>
        </draw:connector>
        <draw:connector draw:style-name="gr12" draw:text-style-name="P4" draw:layer="layout" draw:type="line" svg:x1="26.619cm" svg:y1="12.89cm" svg:x2="26.161cm" svg:y2="12.784cm" draw:start-shape="id7" draw:start-glue-point="5" draw:end-shape="id12" draw:end-glue-point="1" svg:d="M26619 12890l-458-106" svg:viewBox="0 0 459 107">
          <text:p/>
        </draw:connector>
        <draw:custom-shape draw:style-name="gr28" draw:text-style-name="P2" xml:id="id13" draw:id="id13" draw:layer="layout" svg:width="10.2cm" svg:height="1.599cm" svg:x="12cm" svg:y="12.973cm">
          <text:p text:style-name="P2">Se pasa a evaluar la siguiente hor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xml:id="id26" draw:id="id26" draw:layer="layout" svg:width="8.1cm" svg:height="3.042cm" svg:x="14.4cm" svg:y="15.673cm">
          <text:p text:style-name="P2">¿La hora</text:p>
          <text:p text:style-name="P2"><text:s/>evaluada es la ultima </text:p>
          <text:p text:style-name="P2">por evaluar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0" draw:text-style-name="P2" xml:id="id28" draw:id="id28" draw:layer="layout" svg:width="0.667cm" svg:height="0.623cm" svg:x="16.933cm" svg:y="19.35cm">
          <text:p text:style-name="P2">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xml:id="id29" draw:id="id29" draw:layer="layout" svg:width="8.4cm" svg:height="1.935cm" svg:x="13.1cm" svg:y="20.762cm">
          <text:p text:style-name="P2">Cuento el n.º de horas </text:p>
          <text:p text:style-name="P2">que quedan por asign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xml:id="id27" draw:id="id27" draw:layer="layout" svg:width="1.167cm" svg:height="0.875cm" svg:x="11.7cm" svg:y="16.698cm">
          <text:p text:style-name="P2">N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4" draw:layer="layout" svg:x1="14.4cm" svg:y1="17.194cm" svg:x2="12.867cm" svg:y2="17.135cm" draw:start-shape="id26" draw:start-glue-point="5" draw:end-shape="id27" draw:end-glue-point="1" svg:d="M14400 17194h-767v-59h-766" svg:viewBox="0 0 1534 60">
          <text:p/>
        </draw:connector>
        <draw:connector draw:style-name="gr11" draw:text-style-name="P4" draw:layer="layout" draw:line-skew="-1.147cm" svg:x1="11.7cm" svg:y1="17.135cm" svg:x2="8.349cm" svg:y2="6.71cm" draw:start-shape="id27" draw:start-glue-point="3" draw:end-shape="id2" draw:end-glue-point="5" svg:d="M11700 17135h-5000v-10425h1649" svg:viewBox="0 0 5001 10426">
          <text:p/>
        </draw:connector>
        <draw:connector draw:style-name="gr12" draw:text-style-name="P4" draw:layer="layout" svg:x1="18.45cm" svg:y1="18.715cm" svg:x2="17.266cm" svg:y2="19.35cm" draw:start-shape="id26" draw:start-glue-point="6" draw:end-shape="id28" draw:end-glue-point="0" svg:d="M18450 18715v318h-1184v317" svg:viewBox="0 0 1185 636">
          <text:p/>
        </draw:connector>
        <draw:connector draw:style-name="gr11" draw:text-style-name="P4" draw:layer="layout" svg:x1="17.266cm" svg:y1="19.973cm" svg:x2="17.3cm" svg:y2="20.762cm" draw:start-shape="id28" draw:start-glue-point="2" draw:end-shape="id29" draw:end-glue-point="0" svg:d="M17266 19973v394h34v395" svg:viewBox="0 0 35 790">
          <text:p/>
        </draw:connector>
        <draw:connector draw:style-name="gr11" draw:text-style-name="P4" draw:layer="layout" svg:x1="17.3cm" svg:y1="22.697cm" svg:x2="17.401cm" svg:y2="24.6cm" draw:start-shape="id29" draw:start-glue-point="2" draw:end-shape="id14" draw:end-glue-point="4" svg:d="M17300 22697v951h101v952" svg:viewBox="0 0 102 1904">
          <text:p/>
        </draw:connector>
        <draw:connector draw:style-name="gr11" draw:text-style-name="P4" draw:layer="layout" svg:x1="13.434cm" svg:y1="10.401cm" svg:x2="17.1cm" svg:y2="12.973cm" draw:start-shape="id4" draw:start-glue-point="2" draw:end-shape="id13" draw:end-glue-point="0" svg:d="M13434 10401v1286h3666v1286" svg:viewBox="0 0 3667 2573">
          <text:p/>
        </draw:connector>
        <draw:connector draw:style-name="gr11" draw:text-style-name="P4" draw:layer="layout" svg:x1="17.1cm" svg:y1="14.572cm" svg:x2="18.45cm" svg:y2="15.673cm" draw:start-shape="id13" draw:start-glue-point="2" draw:end-shape="id26" draw:end-glue-point="4" svg:d="M17100 14572v550h1350v551" svg:viewBox="0 0 1351 11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9:42:56.685275833</meta:creation-date>
    <dc:date>2019-03-07T21:28:32.743502401</dc:date>
    <meta:editing-duration>PT13M51S</meta:editing-duration>
    <meta:editing-cycles>4</meta:editing-cycles>
    <meta:generator>LibreOffice/6.0.6.2$Linux_X86_64 LibreOffice_project/00m0$Build-2</meta:generator>
    <meta:document-statistic meta:object-count="62"/>
  </office:meta>
</office:document-meta>
</file>